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465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6602in"/>
    </style:style>
    <style:style style:name="co4" style:family="table-column">
      <style:table-column-properties fo:break-before="auto" style:column-width="1.3654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ce2"/>
        <table:table-column table:style-name="co2" table:default-cell-style-name="Default"/>
        <table:table-row table:style-name="ro1">
          <table:table-cell office:value-type="string">
            <text:p>uid</text:p>
          </table:table-cell>
          <table:table-cell office:value-type="string">
            <text:p>date</text:p>
          </table:table-cell>
          <table:table-cell office:value-type="string">
            <text:p>item</text:p>
          </table:table-cell>
          <table:table-cell office:value-type="string">
            <text:p>crop</text:p>
          </table:table-cell>
          <table:table-cell office:value-type="string">
            <text:p>imgid</text:p>
          </table:table-cell>
          <table:table-cell office:value-type="string">
            <text:p>Availability</text:p>
          </table:table-cell>
          <table:table-cell office:value-type="string">
            <text:p>req</text:p>
          </table:table-cell>
          <table:table-cell office:value-type="string">
            <text:p>pha</text:p>
          </table:table-cell>
        </table:table-row>
        <table:table-row table:style-name="ro1">
          <table:table-cell office:value-type="float" office:value="123456789123">
            <text:p>123456789123</text:p>
          </table:table-cell>
          <table:table-cell table:style-name="ce1" office:value-type="date" office:date-value="2017-01-01">
            <text:p>01/01/17</text:p>
          </table:table-cell>
          <table:table-cell office:value-type="string">
            <text:p>SeedType-A</text:p>
          </table:table-cell>
          <table:table-cell office:value-type="string">
            <text:p>paddy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Y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45623789456">
            <text:p>145623789456</text:p>
          </table:table-cell>
          <table:table-cell table:style-name="ce1" office:value-type="date" office:date-value="2017-01-02">
            <text:p>01/02/17</text:p>
          </table:table-cell>
          <table:table-cell office:value-type="string">
            <text:p>FertType-B</text:p>
          </table:table-cell>
          <table:table-cell office:value-type="string">
            <text:p>Wheat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89456123045">
            <text:p>789456123045</text:p>
          </table:table-cell>
          <table:table-cell table:style-name="ce1" office:value-type="date" office:date-value="2017-01-03">
            <text:p>01/03/17</text:p>
          </table:table-cell>
          <table:table-cell office:value-type="string">
            <text:p>SeedType-B</text:p>
          </table:table-cell>
          <table:table-cell office:value-type="string">
            <text:p>Corn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56123789056">
            <text:p>456123789056</text:p>
          </table:table-cell>
          <table:table-cell table:style-name="ce1" office:value-type="date" office:date-value="2017-01-04">
            <text:p>01/04/17</text:p>
          </table:table-cell>
          <table:table-cell office:value-type="string">
            <text:p>PestType-A</text:p>
          </table:table-cell>
          <table:table-cell office:value-type="string">
            <text:p>Barley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54896123065">
            <text:p>754896123065</text:p>
          </table:table-cell>
          <table:table-cell table:style-name="ce1" office:value-type="date" office:date-value="2017-01-05">
            <text:p>01/05/17</text:p>
          </table:table-cell>
          <table:table-cell office:value-type="string">
            <text:p>FertType-B</text:p>
          </table:table-cell>
          <table:table-cell office:value-type="string">
            <text:p>paddy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Y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32645879078">
            <text:p>132645879078</text:p>
          </table:table-cell>
          <table:table-cell table:style-name="ce1" office:value-type="date" office:date-value="2017-01-06">
            <text:p>01/06/17</text:p>
          </table:table-cell>
          <table:table-cell office:value-type="string">
            <text:p>PestType-B</text:p>
          </table:table-cell>
          <table:table-cell office:value-type="string">
            <text:p>Corn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52147963017">
            <text:p>852147963017</text:p>
          </table:table-cell>
          <table:table-cell table:style-name="ce1" office:value-type="date" office:date-value="2017-01-07">
            <text:p>01/07/17</text:p>
          </table:table-cell>
          <table:table-cell office:value-type="string">
            <text:p>FertType-B</text:p>
          </table:table-cell>
          <table:table-cell office:value-type="string">
            <text:p>Wheat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56789123054">
            <text:p>456789123054</text:p>
          </table:table-cell>
          <table:table-cell table:style-name="ce1" office:value-type="date" office:date-value="2017-01-08">
            <text:p>01/08/17</text:p>
          </table:table-cell>
          <table:table-cell office:value-type="string">
            <text:p>SeedType-A</text:p>
          </table:table-cell>
          <table:table-cell office:value-type="string">
            <text:p>paddy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Y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23456781242">
            <text:p>123456781242</text:p>
          </table:table-cell>
          <table:table-cell table:style-name="ce1" office:value-type="date" office:date-value="2017-01-09">
            <text:p>01/09/17</text:p>
          </table:table-cell>
          <table:table-cell office:value-type="string">
            <text:p>PestType-A</text:p>
          </table:table-cell>
          <table:table-cell office:value-type="string">
            <text:p>Cotton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3456781243">
            <text:p>123456781243</text:p>
          </table:table-cell>
          <table:table-cell table:style-name="ce1" office:value-type="date" office:date-value="2017-01-10">
            <text:p>01/10/17</text:p>
          </table:table-cell>
          <table:table-cell office:value-type="string">
            <text:p>SeedType-B</text:p>
          </table:table-cell>
          <table:table-cell office:value-type="string">
            <text:p>Barley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3456781244">
            <text:p>123456781244</text:p>
          </table:table-cell>
          <table:table-cell table:style-name="ce1" office:value-type="date" office:date-value="2017-01-11">
            <text:p>01/11/17</text:p>
          </table:table-cell>
          <table:table-cell office:value-type="string">
            <text:p>PestType-B</text:p>
          </table:table-cell>
          <table:table-cell office:value-type="string">
            <text:p>Wheat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23456781245">
            <text:p>123456781245</text:p>
          </table:table-cell>
          <table:table-cell table:style-name="ce1" office:value-type="date" office:date-value="2017-01-12">
            <text:p>01/12/17</text:p>
          </table:table-cell>
          <table:table-cell office:value-type="string">
            <text:p>SeedType-A</text:p>
          </table:table-cell>
          <table:table-cell office:value-type="string">
            <text:p>paddy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Y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23456781246">
            <text:p>123456781246</text:p>
          </table:table-cell>
          <table:table-cell table:style-name="ce1" office:value-type="date" office:date-value="2017-01-13">
            <text:p>01/13/17</text:p>
          </table:table-cell>
          <table:table-cell office:value-type="string">
            <text:p>FertType-B</text:p>
          </table:table-cell>
          <table:table-cell office:value-type="string">
            <text:p>Cor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</text:p>
          </table:table-cell>
          <table:table-cell office:value-type="float" office:value="4">
            <text:p>4</text:p>
          </table:table-cell>
        </table:table-row>
        <table:table-row table:style-name="ro1" table:number-rows-repeated="104856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5P0" style:volatile="true" number:language="en" number:country="US">
      <number:number number:decimal-places="0" number:min-integer-digits="1" number:grouping="true"/>
      <number:text> </number:text>
    </number:number-style>
    <number:number-style style:name="N8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5P0"/>
    </number:number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2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2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8P0"/>
    </number:number-style>
    <number:currency-style style:name="N8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29P0"/>
    </number:currency-style>
    <number:currency-style style:name="N8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0P0"/>
    </number:currency-style>
    <number:currency-style style:name="N8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1P0"/>
    </number:currency-style>
    <number:currency-style style:name="N8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2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0">09/10/2017</text:date>, <text:time>12:06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veen </meta:initial-creator>
    <meta:creation-date>2017-09-10T04:27:46.56</meta:creation-date>
    <dc:date>2017-09-10T12:06:41.64</dc:date>
    <dc:creator>praveen </dc:creator>
    <meta:editing-duration>PT7H38M53S</meta:editing-duration>
    <meta:editing-cycles>5</meta:editing-cycles>
    <meta:generator>OpenOffice/4.1.3$Win32 OpenOffice.org_project/413m1$Build-9783</meta:generator>
    <meta:document-statistic meta:table-count="3" meta:cell-count="112" meta:object-count="0"/>
  </office:meta>
</office:document-meta>
</file>